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25-02-0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24-01-0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23-01-1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22-01-1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20-01-0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19-01-1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18-01-0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17-01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1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9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9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8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8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8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8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8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8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8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7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7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7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7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7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7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7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1607</text:p>
          </table:table-cell>
          <table:table-cell office:value-type="string" calcext:value-type="string">
            <text:p>Carmine Quad</text:p>
          </table:table-cell>
          <table:table-cell office:value-type="string" calcext:value-type="string">
            <text:p>196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